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line-through-style="solid" style:font-name="Times New Roman"/>
    </style:style>
    <style:style style:name="T7" style:family="text">
      <style:text-properties style:text-line-through-style="solid" style:font-name="Times New Roman" style:text-underline-style="none"/>
    </style:style>
    <style:style style:name="T8" style:family="text">
      <style:text-properties style:text-line-through-style="solid" style:font-name="Times New Roman" fo:text-shadow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5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Chester Arthur's/</text:p>
      <text:p text:style-name="P7">death/</text:p>
      <text:p text:style-name="P8">For Parashat Chay<text:span text:style-name="T2">è</text:span><text:span text:style-name="T3"> Sarah [Hebrew]/</text:span></text:p>
      <text:p text:style-name="P8"><text:span text:style-name="T3"/></text:p>
      <text:p text:style-name="P6"><text:span text:style-name="T3">[Page 1]</text:span></text:p>
      <text:p text:style-name="P6"><text:span text:style-name="T3">In a spacious garden there stood a beautiful tree./ <text:s/>Figs grew upon it in abundance. <text:s/>Under the shade/ of its </text:span><text:span text:style-name="T6">wide</text:span><text:span text:style-name="T3"> far-spreading branches, Hebrew Sages habitually sat/ and studied religious questions. <text:s/>On a certain oc-/-casion, they noticed that the proprietor had arisen/ early and taken down all the fruit which had/ ripened. <text:s/>Seeing that, the Sages determined not to/ go there again. <text:s/>They feared that a suspicion/ had been unjustly awakened against their </text:span><text:span text:style-name="T6">character</text:span><text:span text:style-name="T3"> honesty./ <text:s/>They could not otherwise account for the action of/ the owner. <text:s/>The latter regretting the absence of the/ Sages, went in search of them and said: "Worthy/ sirs. <text:s/>I have always considered your presence in my place an ho-/-nor and a benefit. <text:s/>Why have you discontinued/ your visits? <text:s/>"They explained the motive. <text:s/>The man/ was surprised and pained. <text:s/></text:span><text:span text:style-name="T6">and</text:span><text:span text:style-name="T3"> He begged that they/ would dismiss at once the thought which they had/ groundlessly entertained, and favor him by calling/ as formerly. <text:s/>The Sages agreed to do so, but the weather/ growing very hot while they sat as usual under the shady tree,/ the ripest figs rot and dropped down, greatly to their/</text:span></text:p>
      <text:p text:style-name="P6"><text:span text:style-name="T3"/></text:p>
      <text:p text:style-name="P6"><text:span text:style-name="T3">[Page 2]</text:span></text:p>
      <text:p text:style-name="P6"><text:span text:style-name="T3">discomfort and to the loss of the proprietor. <text:s/>The sages/ then pondered and said: "Truly he who plants, knows/ well when it is the fittest time to reap. <text:s/>As to ourselves/ we are in total ignorance of it. <text:s/></text:span><text:soft-page-break/><text:span text:style-name="T3">Therefore Solomon wrote in/ his metaphorical canticles, 'My beloved--that is almighty God--has/ gone down to his garden....to gather lilies.'"/</text:span></text:p>
      <text:p text:style-name="P6"><text:span text:style-name="T3">Brethren. <text:s/>With this parable the Talmudists preface/ the sentence which records the death of Abraham. <text:s/>I/ do not remember to have met in the course of my/ reading with any among Biblical personages whose/ departure from earth has been registered with such/ a multiplicity of words. <text:s/>The </text:span><text:span text:style-name="T6">sentence</text:span><text:span text:style-name="T3"> passage runs so [Hebrew]/ [Hebrew] "Abraham expired/ and died in a far advanced good age, old and satisfied/ and he was gathered unto his people". <text:s/>It seems as/ if the inspired chronicle felt a special satisfaction/ in telling us of the removal of the righteous patriarch/ from earth to heaven. <text:s/>But why? <text:s/>Was it because/ the founder of our people had passed away in </text:span><text:span text:style-name="T6">the</text:span><text:span text:style-name="T3"> fullness of honor and had reached senility? <text:s/>Cer-/-tainly when measured by the line which the immor-/-tal arch prophet left us to gauge our existence here/ below--three score years and ten--the life of the/ patriarch was </text:span><text:span text:style-name="T6">very</text:span><text:span text:style-name="T3"> long protracted, still, without instituting/</text:span></text:p>
      <text:p text:style-name="P6"><text:span text:style-name="T3"/></text:p>
      <text:p text:style-name="P6"><text:span text:style-name="T3">[Page 3]</text:span></text:p>
      <text:p text:style-name="P6"><text:span text:style-name="T3">a comparison with that of some of his predecessors/ who reckoned their years by the hundreds, we find that/ his own son Isaac who also enjoyed esteem, </text:span><text:span text:style-name="T6">and</text:span><text:span text:style-name="T3"> exceeded his father in age by full half a decade./ <text:s/>What had then actuated the sacred writer to dwell/ on the narrative of the demise of Abraham? <text:s/>The Tal-/-mudists </text:span><text:span text:style-name="T7">tell</text:span><text:span text:style-name="T3"> assure us that he had a pleasing cause, therefore he said much, for/ brief are human utterances in recounting sad events; len-/-ghty[sic!] is our speech if it relates agreeable news. <text:s/>When/ David lost his son, generated in sin, and after a week's/ prayers and fasting, inquired of his ominously silent of-/-ficers whether the child had passed away, the an-/-swer was simply a monosyllable [Hebrew] "dead". <text:s/>On the/ contrary, the fugitive Amalikite who brought the/ tidings of Saul's fatal end, believe to give David/ pleasure, narrated his story in all particulars./ <text:s/>Abraham, says the Rabbinical legend, was happy/ for having been summoned to his joyous reward in the/ fittest time, hence did the scriptural chronicler em-/-ploy so many words to tell it to us. <text:s/>For had the/ patriarch lived longer, he would have felt grieved to/ the core by the [?] of one of his descendants./</text:span></text:p>
      <text:p text:style-name="P6"><text:span text:style-name="T3"/></text:p>
      <text:p text:style-name="P6"><text:span text:style-name="T3">[Page 4]</text:span></text:p>
      <text:p text:style-name="P6"><text:span text:style-name="T3">He was spared the mortification of having heard/ that Esau had arisen and gone on his wild way des-/-pising the birth right. <text:s/>Now, my brethren,/ the legend may </text:span><text:span text:style-name="T6">be a mere fiction, or it may also,</text:span><text:span text:style-name="T3"> chro-/nologically argued, have sound foundations or it may be a mere fiction, but whe-/-ther it </text:span><text:span text:style-name="T6">be</text:span><text:span text:style-name="T3"> is well </text:span><text:span text:style-name="T6">founded</text:span><text:span text:style-name="T3"> grounded or not, the moral it means/ to convey is worth reflecting upon. <text:s/>Often we/ dare </text:span><text:span text:style-name="T6">dispute</text:span><text:span text:style-name="T3"> question the </text:span><text:span text:style-name="T6">wisdom</text:span><text:span text:style-name="T3"> wise ordination of Providence. <text:s/>"Wherefore/ has the scythe of Death mowed down lives so early,/ so prematurely?" we are apt </text:span><text:span text:style-name="T6">to</text:span><text:span text:style-name="T3"> murmuringly to </text:span><text:span text:style-name="T6">inquire</text:span><text:span text:style-name="T3"> ask/ But we fail to </text:span><text:span text:style-name="T6">understand</text:span><text:span text:style-name="T3"> realize that like the owner of/ the garden in the Rabbinical parable, the Great Har-/-vester knows when it is best to gather to Him what/ is His own. <text:s/></text:span><text:span text:style-name="T6">Great</text:span><text:span text:style-name="T3"> Infinite Mercy God manifests, when He does/ not wait till His creatures are beaten by storms of/ adversity, or soul-withered from the heat of consuming/ evils. <text:s/>Our troubles may be the offspring of our/ own creation; for as the Preacher of old most sensibly/ wrote [Hebrew]/ "Behold only this have I found, that God made/ man right, but they sought out many inventions"/ <text:s/>To the gratification of those inventions, of those am-/-bitious cravings, we postpone the duty we owe/</text:span></text:p>
      <text:p text:style-name="P6"><text:span text:style-name="T3"/></text:p>
      <text:p text:style-name="P6"><text:span text:style-name="T3">[Page 5]</text:span></text:p>
      <text:p text:style-name="P6"><text:span text:style-name="T3">ourselves to preserve our health, the duty we owe/ our children to bequeath to them the patrimony of/ a splendid reputation and of a live-sustaining education./ <text:s/>Alas! that we frequently hasten on decrepitude by the/ neglect or abuse of the </text:span><text:span text:style-name="T6">loss</text:span><text:span text:style-name="T3"> laws of nature. <text:s/>We [?] our families,/ while fancying to promote their happiness by/ laying within their easy reach, diversified luxuries./ <text:s/>[Hebrew]/ Still, it is also beyond dispute that sufferings, not/ of our own seeking, are brought upon us. <text:s/>It does/ not always rest with us to guard against the dis-/-honesty of men who </text:span><text:span text:style-name="T6">abuse</text:span><text:span text:style-name="T3"> take advantage of our confiding </text:span><text:soft-page-break/><text:span text:style-name="T3">disposition,/ nor can we, socially situated as we are, encircle our/ sons and daughters with a shield that will infal-/-libly protect them against wicked associates. <text:s/>Who/ would not prefer their early translation to the Heavenly/ </text:span><text:span text:style-name="T6">Father</text:span><text:span text:style-name="T3"> abode, to their dropping here by the wayside shunned/ and uncared for? <text:s/>Who among us would not choose/ to be removed from this nether path to the high realms of tranquility, before sorrows/ or bodily privations gnaw on our vitals? <text:s/>Abraham,/ says the legend, died [Hebrew] "old and satisfied",/ because at the hour of his transition, the smile of/ contentment was his accompanying angel. <text:s/>The/ peace-loving and mild-tempered shepherd did not/</text:span></text:p>
      <text:p text:style-name="P6"><text:span text:style-name="T3"/></text:p>
      <text:p text:style-name="P6"><text:span text:style-name="T3">[Page 6]</text:span></text:p>
      <text:p text:style-name="P6"><text:span text:style-name="T3">live to be pained by the </text:span><text:span text:style-name="T6">rough habits and</text:span><text:span text:style-name="T3"> irreverent/ demeanour of his grand child--the good hearted </text:span><text:span text:style-name="T6">by</text:span><text:span text:style-name="T3"> but rough hunter of wild beasts of the forest./ <text:s/>But as I study the character of him who first pro-/-claimed the adorable Lord in the sight of prevailing/ heathenism, I think that I discover a still greater/ cause for the serene death which the historian in Holy Writ re-/-lates with evident satisfaction. <text:s/>No emotion/ can be sweeter to the heart of a parent, than that/ which arises from the conviction that one's pious sen-/-timents have been rooted into the nature of a/ fondly loved object--the son of promise. <text:s/>Now: we all have read/ to admire the pleading of Abraham for a people/ whose unnatural crimes had called down rigorous/ justice. <text:s/>His yearning after the deliverance of/ creatures unknown to him, but who shared with him/ a common humanity; that disinterested, that noble sympathy/ rare in every age, and most strikingly remarkable/ when exercised in </text:span><text:span text:style-name="T6">the</text:span><text:span text:style-name="T3"> early generations </text:span><text:span text:style-name="T6">of history</text:span><text:span text:style-name="T3">, will/ remain while the world exists, a memorial in/ which we, the descendants of the friend of God and/ the friend of man, will glory./</text:span></text:p>
      <text:p text:style-name="P6"><text:span text:style-name="T3"/></text:p>
      <text:p text:style-name="P6"><text:span text:style-name="T3">[Page 7]</text:span></text:p>
      <text:p text:style-name="P6"><text:span text:style-name="T3">But Abraham's cherished son </text:span><text:span text:style-name="T6">of promise</text:span><text:span text:style-name="T3"> was a mirror/ in which the father saw himself and rejoiced. <text:s/>The/ believer in the Sovereign Creator knew that while he/ was gathered to his people in paradise, the inheritance/ of righteousness which he left behind, </text:span><text:span text:style-name="T6">was</text:span><text:span text:style-name="T3"> would be handed down/ by his progeny, </text:span><text:span text:style-name="T6">and</text:span><text:span text:style-name="T3"> therefore he died contented. <text:s/>[Hebrew]/</text:span></text:p>
      <text:p text:style-name="P6"><text:span text:style-name="T3"><text:tab/>The section of this Sabbath sets before our vision/ Isaac as </text:span><text:span text:style-name="T6">a</text:span><text:span text:style-name="T3"> worthy to transmit the blissful/ patrimony. <text:s/>We met him alone in </text:span><text:span text:style-name="T6">in</text:span><text:span text:style-name="T3"> the fields/ at eventide. <text:s/>[Hebrew] <text:s/>Of a meditative mind, he had/ sought nature to trace therein the finger of </text:span><text:span text:style-name="T6">the</text:span><text:span text:style-name="T3"> her/ celestial Maker. <text:s/>Pondering on the handiwork of/ the Great Architect of the Universe, he was found/ by the woman destined to become his companion,/ and the source of solace which he had lost, since/ the sainted </text:span><text:span text:style-name="T6">mother</text:span><text:span text:style-name="T3"> Sarah had departed. <text:s/>Praying he/ was perhaps that his domestic happiness might/ not be marred now that new affections would lay/ hold of his heart. <text:s/>A primitive picture with/ nothing of the fantastic </text:span><text:span text:style-name="T6">as</text:span><text:span text:style-name="T3"> like in our artificial days, a/ plain picture but deserving of a study far more profitable/ that poetical romanticism. <text:s/>How </text:span><text:span text:style-name="T6">plain</text:span><text:span text:style-name="T3"> ingenuous but/ how touching in its unadorned simplicity!/</text:span></text:p>
      <text:p text:style-name="P6"><text:span text:style-name="T3"/></text:p>
      <text:p text:style-name="P6"><text:span text:style-name="T3">[Page 8]</text:span></text:p>
      <text:p text:style-name="P6"><text:span text:style-name="T3">The faithful servant tells the son of his kind master all that/ had happened, disclosing the generous </text:span><text:span text:style-name="T6">action</text:span><text:span text:style-name="T3"> disposition, and modesty of Rebecca./ <text:s/>"Isaac </text:span><text:span text:style-name="T6">brought</text:span><text:span text:style-name="T3"> brings her to his mother's tent and </text:span><text:span text:style-name="T6">took</text:span><text:span text:style-name="T3"> takes her to be his/ wife and loves her, and </text:span><text:span text:style-name="T6">was</text:span><text:span text:style-name="T3"> is comforted after his mother's/ death." <text:s/>A </text:span><text:span text:style-name="T4">tent</text:span><text:span text:style-name="T5"> it was, with none of the </text:span><text:span text:style-name="T7">new</text:span><text:span text:style-name="T5"> inventions/ which Ecclesiastes recognizes as the spring of human wor-/-riment and </text:span><text:span text:style-name="T7">some</text:span><text:span text:style-name="T5"> at times of human loss of health and character./ <text:s/>But continue the Talmudists, a divine power hovered over/ that tent, [Hebrew] because purely domestic affection dwelt there; a/ heavenly blessing rested on that tent, [Hebrew] and it was seen in the/ kneading trough, which yielded satisfaction with one's lot;/ the doors of that tent were never closed, [Hebrew] hospitality kept/ them wide open, chastity watched at those portals; faith/ in Providence sat there enthroned. <text:s/>[Hebrew] <text:s/>Oh! that the book/ whose every page furnishes some </text:span><text:span text:style-name="T7">hea</text:span><text:span text:style-name="T5"> salvitary instruction,/ were studied with a spirit of meekness and not of/ captious criticism. <text:s/>We would learn that moderation/ is the sweetest seasoning of our aspirations, that/ </text:span><text:soft-page-break/><text:span text:style-name="T5">honest labor dispense length of days, trust in God/ is true riches and glory./</text:span></text:p>
      <text:p text:style-name="P6"><text:span text:style-name="T5">(And now let us pray for the repose of the man, to whom America/ once had confided the dearest interests)/</text:span></text:p>
      <text:p text:style-name="P6"><text:span text:style-name="T5"/></text:p>
      <text:p text:style-name="P6"><text:span text:style-name="T5">[Page 9]</text:span></text:p>
      <text:p text:style-name="P6"><text:span text:style-name="T5">Sovereign Lord! <text:s/>Thou hast taken from/ earth a being, </text:span><text:span text:style-name="T7">once</text:span><text:span text:style-name="T5"> whilom loftily stationed, long/ before he had attained the age which Thy ser-/-vant Moses taught as to consider our term of life./ <text:s/>We, finite creatures, will not become guilty of/ arrogance by asking why years which might/ have benefitted[sic!] </text:span><text:span text:style-name="T7">a</text:span><text:span text:style-name="T5"> vast communities, were early cut/ off. <text:s/>Then who are most wise knowest when/ it is the fittest season for harvesting the fruit/ of Thy own planting. <text:s/>We give Thee/ thanks, because Thou has permitted Chester A. Ar-/-thur to survive the trying days that saw him/ Chief, when the fate of the nation seemed to/ tremble in the balance, and a cloud of mistrust/ </text:span><text:span text:style-name="T7">husg</text:span><text:span text:style-name="T5"> hung on the leader of the Republic./ <text:s/>O Lord! as the twenty first President of the United/ States of America redeemed his short-comings, and </text:span><text:span text:style-name="T8">led</text:span><text:span text:style-name="T5"> guided the/ people safely, so grant that his soul be redeemed from/ all transgressions. <text:s/>May his fidelity to the oath be/ took in an hour of supreme suspense, be accounted unto/ him for righteousness, and let his memory go down to/ posterity </text:span><text:span text:style-name="T7">with</text:span><text:span text:style-name="T5"> encircled with a crown of universal esteem, to the consolation of/ his offspring, and to the credit of the nation he served and loved./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7T12:14:53.18</meta:creation-date>
    <dc:date>2012-04-17T14:44:32.26</dc:date>
    <dc:creator>Penn Libraries</dc:creator>
    <meta:editing-duration>PT00H11M1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5" meta:word-count="2028" meta:character-count="12373"/>
  </office:meta>
</office:document-meta>
</file>